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09in"/>
    </style:style>
    <style:style style:name="co2" style:family="table-column">
      <style:table-column-properties fo:break-before="auto" style:column-width="1.7228in"/>
    </style:style>
    <style:style style:name="co3" style:family="table-column">
      <style:table-column-properties fo:break-before="auto" style:column-width="1.9457in"/>
    </style:style>
    <style:style style:name="co4" style:family="table-column">
      <style:table-column-properties fo:break-before="auto" style:column-width="1.45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Manufacturer part number</text:p>
          </table:table-cell>
          <table:table-cell office:value-type="string">
            <text:p>Producer</text:p>
          </table:table-cell>
          <table:table-cell office:value-type="string">
            <text:p>Quantity</text:p>
          </table:table-cell>
        </table:table-row>
        <table:table-row table:style-name="ro1">
          <table:table-cell table:number-columns-repeated="2" office:value-type="string">
            <text:p>PMV40UN2R</text:p>
          </table:table-cell>
          <table:table-cell office:value-type="string">
            <text:p>NEXPERI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ZL231-50PG</text:p>
          </table:table-cell>
          <table:table-cell office:value-type="string">
            <text:p>DS1013-50SSIB1</text:p>
          </table:table-cell>
          <table:table-cell office:value-type="string">
            <text:p>CONNFLY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DS1017-01-10NA8</text:p>
          </table:table-cell>
          <table:table-cell office:value-type="string">
            <text:p>CONNFLY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IPD040N03LGATMA1</text:p>
          </table:table-cell>
          <table:table-cell office:value-type="string">
            <text:p>INFINEON TECHNOLOGIE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string">
            <text:p>UCV1V221MCL1GS</text:p>
          </table:table-cell>
          <table:table-cell office:value-type="string">
            <text:p>NICHICO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A4403GEUTR-T</text:p>
          </table:table-cell>
          <table:table-cell office:value-type="string">
            <text:p>ALLEGRO MICROSYSTEM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SN74HC74PW</text:p>
          </table:table-cell>
          <table:table-cell office:value-type="string">
            <text:p>TEXAS INSTRUMENTS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string">
            <text:p>SN74HCT02PW</text:p>
          </table:table-cell>
          <table:table-cell office:value-type="string">
            <text:p>TEXAS INSTRUMENTS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string">
            <text:p>ATSAM4E8EA-AN</text:p>
          </table:table-cell>
          <table:table-cell office:value-type="string">
            <text:p>MICROCHIP TECHNOLOG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EYS3522</text:p>
          </table:table-cell>
          <table:table-cell office:value-type="float" office:value="3522">
            <text:p>3522</text:p>
          </table:table-cell>
          <table:table-cell office:value-type="string">
            <text:p>KEYSTON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string">
            <text:p>0ZCJ0020FF2E</text:p>
          </table:table-cell>
          <table:table-cell office:value-type="string">
            <text:p>BEL F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B72580V250K62</text:p>
          </table:table-cell>
          <table:table-cell office:value-type="string">
            <text:p>EPCO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MCC-SDMICRO/3</text:p>
          </table:table-cell>
          <table:table-cell office:value-type="string">
            <text:p>112J-TDAR-R01</text:p>
          </table:table-cell>
          <table:table-cell office:value-type="string">
            <text:p>ATT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X-105017-0001</text:p>
          </table:table-cell>
          <table:table-cell office:value-type="string">
            <text:p>105017-0001</text:p>
          </table:table-cell>
          <table:table-cell office:value-type="string">
            <text:p>MOLE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MR223GLFG</text:p>
          </table:table-cell>
          <table:table-cell office:value-type="string">
            <text:p>Y78B22310FP</text:p>
          </table:table-cell>
          <table:table-cell office:value-type="string">
            <text:p>C&amp;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MS233GLFG</text:p>
          </table:table-cell>
          <table:table-cell office:value-type="string">
            <text:p>Y28B23310FP</text:p>
          </table:table-cell>
          <table:table-cell office:value-type="string">
            <text:p>C&amp;K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20021111-00010T4LF</text:p>
          </table:table-cell>
          <table:table-cell office:value-type="string">
            <text:p>AMPHENO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KDS5/2-6.35</text:p>
          </table:table-cell>
          <table:table-cell office:value-type="string">
            <text:p>MKDS 5/ 2-6</text:p>
          </table:table-cell>
          <table:table-cell office:value-type="string">
            <text:p>35 1714955 PHOENIX CONTACT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number-columns-repeated="2" office:value-type="string">
            <text:p>TB-3.5-P-2P-GY</text:p>
          </table:table-cell>
          <table:table-cell office:value-type="string">
            <text:p>NINIGI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string">
            <text:p>NS25-W3P</text:p>
          </table:table-cell>
          <table:table-cell office:value-type="string">
            <text:p>NINIGI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X-22-23-2041</text:p>
          </table:table-cell>
          <table:table-cell office:value-type="string">
            <text:p>22-23-2041</text:p>
          </table:table-cell>
          <table:table-cell office:value-type="string">
            <text:p>MOLEX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string">
            <text:p>OSR50603C1E</text:p>
          </table:table-cell>
          <table:table-cell office:value-type="string">
            <text:p>OPTOSUPPLY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string">
            <text:p>OSO50603C1E</text:p>
          </table:table-cell>
          <table:table-cell office:value-type="string">
            <text:p>OPTOSUPPLY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string">
            <text:p>OSG80603C1E</text:p>
          </table:table-cell>
          <table:table-cell office:value-type="string">
            <text:p>OPTOSUPPLY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string">
            <text:p>RB751S40.115</text:p>
          </table:table-cell>
          <table:table-cell office:value-type="string">
            <text:p>NEXPERI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S14M</text:p>
          </table:table-cell>
          <table:table-cell office:value-type="string">
            <text:p>SS14M RS</text:p>
          </table:table-cell>
          <table:table-cell office:value-type="string">
            <text:p>TAIWAN SEMICONDUCTO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KL33-DIO</text:p>
          </table:table-cell>
          <table:table-cell office:value-type="string">
            <text:p>SKL33</text:p>
          </table:table-cell>
          <table:table-cell office:value-type="string">
            <text:p>DIOTEC SEMICONDUCTOR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string">
            <text:p>OSM50603C1E</text:p>
          </table:table-cell>
          <table:table-cell office:value-type="string">
            <text:p>OPTOSUPPL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string">
            <text:p>1-826632-0</text:p>
          </table:table-cell>
          <table:table-cell office:value-type="string">
            <text:p>TE CONNECTIV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826629-6</text:p>
          </table:table-cell>
          <table:table-cell office:value-type="string">
            <text:p>TE CONNECTIVITY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string">
            <text:p>75869-301LF</text:p>
          </table:table-cell>
          <table:table-cell office:value-type="string">
            <text:p>AMPHENO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SM92-3351AH12.00</text:p>
          </table:table-cell>
          <table:table-cell office:value-type="string">
            <text:p>ISM92-3351AH-12.0000</text:p>
          </table:table-cell>
          <table:table-cell office:value-type="string">
            <text:p>ILSI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11/02/2018</text:date>, <text:time>01:2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01:22:08</dc:date>
    <meta:document-statistic meta:table-count="1" meta:cell-count="132" meta:object-count="0"/>
    <meta:generator>OpenOffice/4.1.4$Unix OpenOffice.org_project/414m5$Build-9788</meta:generator>
  </office:meta>
</office:document-meta>
</file>